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4923in" text:min-label-width="0.25in"/>
      </text:list-level-style-number>
      <text:list-level-style-number text:level="3" style:num-format="1" text:display-levels="3">
        <style:list-level-properties text:space-before="0.9847in" text:min-label-width="0.5in"/>
      </text:list-level-style-number>
      <text:list-level-style-number text:level="4" style:num-format="1" text:display-levels="4">
        <style:list-level-properties text:space-before="1.477in" text:min-label-width="0.5in"/>
      </text:list-level-style-number>
      <text:list-level-style-number text:level="5" style:num-format="1" text:display-levels="5">
        <style:list-level-properties text:space-before="1.9694in" text:min-label-width="0.75in"/>
      </text:list-level-style-number>
      <text:list-level-style-number text:level="6" style:num-format="1" text:display-levels="6">
        <style:list-level-properties text:space-before="2.4618in" text:min-label-width="0.75in"/>
      </text:list-level-style-number>
      <text:list-level-style-number text:level="7" style:num-format="1" text:display-levels="7">
        <style:list-level-properties text:space-before="2.9541in" text:min-label-width="1in"/>
      </text:list-level-style-number>
      <text:list-level-style-number text:level="8" style:num-format="1" text:display-levels="8">
        <style:list-level-properties text:space-before="3.4465in" text:min-label-width="1in"/>
      </text:list-level-style-number>
      <text:list-level-style-number text:level="9" style:num-format="1" text:display-levels="9">
        <style:list-level-properties text:space-before="3.9388in" text:min-label-width="1.25in"/>
      </text:list-level-style-number>
    </text:list-style>
    <text:list-style style:name="LFO2">
      <text:list-level-style-bullet text:level="1" text:style-name="WW_CharLFO2LVL1" text:bullet-char="o">
        <style:list-level-properties text:space-before="0.9923in" text:min-label-width="0.25in"/>
        <style:text-properties style:font-name="Courier New"/>
      </text:list-level-style-bullet>
      <text:list-level-style-bullet text:level="2" text:style-name="WW_CharLFO2LVL2" text:bullet-char="">
        <style:list-level-properties text:space-before="1.4923in" text:min-label-width="0.25in"/>
        <style:text-properties style:font-name="Symbol"/>
      </text:list-level-style-bullet>
      <text:list-level-style-bullet text:level="3" text:style-name="WW_CharLFO2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9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49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4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">
        <style:list-level-properties text:space-before="1.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">
        <style:list-level-properties text:space-before="1.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5in" text:min-label-width="0.25in"/>
        <style:text-properties style:font-name="Courier New"/>
      </text:list-level-style-bullet>
      <text:list-level-style-bullet text:level="2" text:style-name="WW_CharLFO7LVL2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4923in" text:min-label-width="0.25in"/>
        <style:text-properties style:font-name="Courier New"/>
      </text:list-level-style-bullet>
      <text:list-level-style-bullet text:level="2" text:style-name="WW_CharLFO1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4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477in" text:min-label-width="0.25in"/>
        <style:text-properties style:font-name="Courier New"/>
      </text:list-level-style-bullet>
      <text:list-level-style-bullet text:level="2" text:style-name="WW_CharLFO15LVL2" text:bullet-char="o">
        <style:list-level-properties text:space-before="1.977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2.47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97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3.47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97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4.47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977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5.477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1.2347in" text:min-label-width="0.25in"/>
        <style:text-properties style:font-name="Courier New"/>
      </text:list-level-style-bullet>
      <text:list-level-style-bullet text:level="2" text:style-name="WW_CharLFO16LVL2" text:bullet-char="o">
        <style:list-level-properties text:space-before="1.7347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2347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7347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2347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7347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2347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7347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2347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hyphenate="true"/>
    </style:style>
    <style:style style:name="P3" style:parent-style-name="Normal" style:family="paragraph">
      <style:text-properties fo:hyphenate="true"/>
    </style:style>
    <style:style style:name="P4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5" style:parent-style-name="ListParagraph" style:family="paragraph">
      <style:paragraph-properties fo:margin-left="0.25in">
        <style:tab-stops/>
      </style:paragraph-properties>
      <style:text-properties fo:hyphenate="true"/>
    </style:style>
    <style:style style:name="P6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hyphenate="true"/>
    </style:style>
    <style:style style:name="P1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2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hyphenate="true"/>
    </style:style>
    <style:style style:name="P2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fo:hyphenate="true"/>
    </style:style>
    <style:style style:name="P2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fo:hyphenate="true"/>
    </style:style>
    <style:style style:name="P23" style:parent-style-name="Normal" style:family="paragraph">
      <style:paragraph-properties fo:text-indent="0.25in"/>
      <style:text-properties fo:hyphenate="true"/>
    </style:style>
    <style:style style:name="T24" style:parent-style-name="Hyperlink" style:family="text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 fo:hyphenate="true"/>
    </style:style>
    <style:style style:name="P26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27" style:parent-style-name="Normal" style:family="paragraph">
      <style:text-properties style:font-name="Times New Roman" style:font-name-complex="Times New Roman" fo:hyphenate="true"/>
    </style:style>
    <style:style style:name="P28" style:parent-style-name="Normal" style:family="paragraph">
      <style:paragraph-properties fo:text-indent="0.25in"/>
      <style:text-properties fo:hyphenate="true"/>
    </style:style>
    <style:style style:name="T29" style:parent-style-name="Hyperlink" style:family="text">
      <style:text-properties style:font-name="Times New Roman" style:font-name-complex="Times New Roman"/>
    </style:style>
    <style:style style:name="P30" style:parent-style-name="Normal" style:family="paragraph">
      <style:paragraph-properties fo:text-indent="0.25in"/>
      <style:text-properties fo:hyphenate="true"/>
    </style:style>
    <style:style style:name="T31" style:parent-style-name="Hyperlink" style:family="text">
      <style:text-properties style:font-name="Times New Roman" style:font-name-complex="Times New Roman"/>
    </style:style>
    <style:style style:name="P32" style:parent-style-name="Normal" style:family="paragraph">
      <style:paragraph-properties fo:text-indent="0.25in"/>
      <style:text-properties fo:hyphenate="true"/>
    </style:style>
    <style:style style:name="T33" style:parent-style-name="Hyperlink" style:family="text">
      <style:text-properties style:font-name="Times New Roman" style:font-name-complex="Times New Roman"/>
    </style:style>
    <style:style style:name="P34" style:parent-style-name="Normal" style:family="paragraph">
      <style:paragraph-properties fo:text-indent="0.25in"/>
      <style:text-properties fo:hyphenate="true"/>
    </style:style>
    <style:style style:name="T35" style:parent-style-name="Hyperlink" style:family="text">
      <style:text-properties style:font-name="Times New Roman" style:font-name-complex="Times New Roman"/>
    </style:style>
    <style:style style:name="P36" style:parent-style-name="Normal" style:family="paragraph">
      <style:paragraph-properties fo:text-indent="0.25in"/>
      <style:text-properties style:font-name="Times New Roman" style:font-name-complex="Times New Roman" fo:hyphenate="true"/>
    </style:style>
    <style:style style:name="P37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38" style:parent-style-name="Normal" style:family="paragraph">
      <style:text-properties style:font-name="Times New Roman" style:font-name-complex="Times New Roman" fo:hyphenate="true"/>
    </style:style>
    <style:style style:name="P39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P56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hyphenate="true"/>
    </style:style>
    <style:style style:name="P5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hyphenate="true"/>
    </style:style>
    <style:style style:name="P58" style:parent-style-name="Normal" style:family="paragraph">
      <style:text-properties style:font-name="Times New Roman" style:font-name-complex="Times New Roman" fo:hyphenate="true"/>
    </style:style>
    <style:style style:name="P5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60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61" style:parent-style-name="ListParagraph" style:family="paragraph">
      <style:paragraph-properties fo:margin-left="0.25in">
        <style:tab-stops/>
      </style:paragraph-properties>
      <style:text-properties fo:hyphenate="true"/>
    </style:style>
    <style:style style:name="T62" style:parent-style-name="DefaultParagraphFont" style:family="text">
      <style:text-properties style:font-name="Times New Roman" style:font-name-complex="Times New Roman" style:font-size-complex="12pt"/>
    </style:style>
    <style:style style:name="T63" style:parent-style-name="DefaultParagraphFont" style:family="text">
      <style:text-properties style:font-name="Times New Roman" style:font-name-complex="Times New Roman" style:font-size-complex="12pt"/>
    </style:style>
    <style:style style:name="T64" style:parent-style-name="DefaultParagraphFont" style:family="text">
      <style:text-properties style:font-name="Times New Roman" style:font-name-complex="Times New Roman" style:font-size-complex="12pt"/>
    </style:style>
    <style:style style:name="T65" style:parent-style-name="DefaultParagraphFont" style:family="text">
      <style:text-properties style:font-name="Times New Roman" style:font-name-complex="Times New Roman" style:font-size-complex="12pt"/>
    </style:style>
    <style:style style:name="T66" style:parent-style-name="DefaultParagraphFont" style:family="text">
      <style:text-properties style:font-name="Times New Roman" style:font-name-complex="Times New Roman" style:text-position="super 66.6%" style:font-size-complex="12pt"/>
    </style:style>
    <style:style style:name="T67" style:parent-style-name="DefaultParagraphFont" style:family="text">
      <style:text-properties style:font-name="Times New Roman" style:font-name-complex="Times New Roman" style:font-size-complex="12pt"/>
    </style:style>
    <style:style style:name="T68" style:parent-style-name="DefaultParagraphFont" style:family="text">
      <style:text-properties style:font-name="Times New Roman" style:font-name-complex="Times New Roman" style:font-size-complex="12pt"/>
    </style:style>
    <style:style style:name="T69" style:parent-style-name="DefaultParagraphFont" style:family="text">
      <style:text-properties style:font-name="Times New Roman" style:font-name-complex="Times New Roman" style:font-size-complex="12pt"/>
    </style:style>
    <style:style style:name="T70" style:parent-style-name="DefaultParagraphFont" style:family="text">
      <style:text-properties style:font-name="Times New Roman" style:font-name-complex="Times New Roman" style:font-size-complex="12pt"/>
    </style:style>
    <style:style style:name="T71" style:parent-style-name="DefaultParagraphFont" style:family="text">
      <style:text-properties style:font-name="Times New Roman" style:font-name-complex="Times New Roman" style:font-size-complex="12pt"/>
    </style:style>
    <style:style style:name="T72" style:parent-style-name="DefaultParagraphFont" style:family="text">
      <style:text-properties style:font-name="Times New Roman" style:font-name-complex="Times New Roman" style:font-size-complex="12pt"/>
    </style:style>
    <style:style style:name="T73" style:parent-style-name="DefaultParagraphFont" style:family="text">
      <style:text-properties style:font-name="Times New Roman" style:font-name-complex="Times New Roman" style:font-size-complex="12pt"/>
    </style:style>
    <style:style style:name="P74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style:font-size-complex="12pt" fo:hyphenate="true"/>
    </style:style>
    <style:style style:name="P75" style:parent-style-name="ListParagraph" style:list-style-name="LFO1" style:family="paragraph">
      <style:text-properties fo:hyphenate="true"/>
    </style:style>
    <style:style style:name="T76" style:parent-style-name="DefaultParagraphFont" style:family="text">
      <style:text-properties style:font-name="Times New Roman" style:font-name-complex="Times New Roman"/>
    </style:style>
    <style:style style:name="T77" style:parent-style-name="Hyperlink" style:family="text">
      <style:text-properties style:font-name="Times New Roman" style:font-name-complex="Times New Roman"/>
    </style:style>
    <style:style style:name="P78" style:parent-style-name="ListParagraph" style:list-style-name="LFO2" style:family="paragraph">
      <style:text-properties fo:hyphenate="true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Hyperlink" style:family="text">
      <style:text-properties style:font-name="Tahoma" style:font-name-complex="Tahoma" fo:font-size="9pt" style:font-size-asian="9pt" style:font-size-complex="9pt"/>
    </style:style>
    <style:style style:name="T81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82" style:parent-style-name="DefaultParagraphFont" style:family="text">
      <style:text-properties style:font-name="Times New Roman" style:font-name-complex="Times New Roman" style:font-size-complex="12pt"/>
    </style:style>
    <style:style style:name="T83" style:parent-style-name="DefaultParagraphFont" style:family="text">
      <style:text-properties style:font-name="Times New Roman" style:font-name-complex="Times New Roman" style:font-size-complex="12pt"/>
    </style:style>
    <style:style style:name="T84" style:parent-style-name="DefaultParagraphFont" style:family="text">
      <style:text-properties style:font-name="Times New Roman" style:font-name-complex="Times New Roman" style:font-size-complex="12pt"/>
    </style:style>
    <style:style style:name="P85" style:parent-style-name="ListParagraph" style:list-style-name="LFO1" style:family="paragraph">
      <style:text-properties style:font-name="Times New Roman" style:font-name-complex="Times New Roman" fo:hyphenate="true"/>
    </style:style>
    <style:style style:name="P86" style:parent-style-name="ListParagraph" style:list-style-name="LFO3" style:family="paragraph">
      <style:text-properties fo:hyphenate="true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T90" style:parent-style-name="DefaultParagraphFont" style:family="text">
      <style:text-properties style:font-name="Times New Roman" style:font-name-complex="Times New Roman"/>
    </style:style>
    <style:style style:name="T91" style:parent-style-name="DefaultParagraphFont" style:family="text">
      <style:text-properties style:font-name="Times New Roman" style:font-name-complex="Times New Roman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/>
    </style:style>
    <style:style style:name="T94" style:parent-style-name="Hyperlink" style:family="text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P96" style:parent-style-name="ListParagraph" style:list-style-name="LFO3" style:family="paragraph">
      <style:text-properties style:font-name="Times New Roman" style:font-name-complex="Times New Roman" fo:hyphenate="true"/>
    </style:style>
    <style:style style:name="P97" style:parent-style-name="ListParagraph" style:list-style-name="LFO1" style:family="paragraph">
      <style:text-properties style:font-name="Times New Roman" style:font-name-complex="Times New Roman" fo:hyphenate="true"/>
    </style:style>
    <style:style style:name="P98" style:parent-style-name="ListParagraph" style:list-style-name="LFO4" style:family="paragraph">
      <style:text-properties fo:hyphenate="true"/>
    </style:style>
    <style:style style:name="T99" style:parent-style-name="DefaultParagraphFont" style:family="text">
      <style:text-properties style:font-name="Times New Roman" style:font-name-complex="Times New Roman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 fo:hyphenate="true"/>
    </style:style>
    <style:style style:name="P102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103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104" style:parent-style-name="ListParagraph" style:family="paragraph">
      <style:paragraph-properties fo:margin-left="0.25in">
        <style:tab-stops/>
      </style:paragraph-properties>
      <style:text-properties fo:hyphenate="true"/>
    </style:style>
    <style:style style:name="T105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06" style:parent-style-name="DefaultParagraphFont" style:family="text">
      <style:text-properties style:font-name="Times New Roman" style:font-name-complex="Times New Roman" fo:font-style="italic" style:font-style-asian="italic" style:text-position="super 66.6%" style:font-size-complex="12pt"/>
    </style:style>
    <style:style style:name="T107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08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09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10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P112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style:font-size-complex="12pt" fo:hyphenate="true"/>
    </style:style>
    <style:style style:name="P113" style:parent-style-name="ListParagraph" style:list-style-name="LFO4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14" style:parent-style-name="ListParagraph" style:list-style-name="LFO4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15" style:parent-style-name="ListParagraph" style:list-style-name="LFO4" style:family="paragraph">
      <style:paragraph-properties fo:margin-left="0.7in">
        <style:tab-stops/>
      </style:paragraph-properties>
      <style:text-properties style:font-name="Times New Roman" style:font-name-complex="Times New Roman" fo:hyphenate="true"/>
    </style:style>
    <style:style style:name="P116" style:parent-style-name="ListParagraph" style:list-style-name="LFO4" style:family="paragraph">
      <style:paragraph-properties fo:margin-left="0.7in">
        <style:tab-stops/>
      </style:paragraph-properties>
      <style:text-properties style:font-name="Times New Roman" style:font-name-complex="Times New Roman" fo:hyphenate="true"/>
    </style:style>
    <style:style style:name="P117" style:parent-style-name="ListParagraph" style:list-style-name="LFO4" style:family="paragraph">
      <style:paragraph-properties fo:margin-left="0.7in">
        <style:tab-stops/>
      </style:paragraph-properties>
      <style:text-properties style:font-name="Times New Roman" style:font-name-complex="Times New Roman" fo:hyphenate="true"/>
    </style:style>
    <style:style style:name="P118" style:parent-style-name="ListParagraph" style:list-style-name="LFO4" style:family="paragraph">
      <style:paragraph-properties fo:margin-left="0.7in">
        <style:tab-stops/>
      </style:paragraph-properties>
      <style:text-properties style:font-name="Times New Roman" style:font-name-complex="Times New Roman" fo:hyphenate="true"/>
    </style:style>
    <style:style style:name="P119" style:parent-style-name="ListParagraph" style:list-style-name="LFO4" style:family="paragraph">
      <style:paragraph-properties fo:margin-left="0.7in">
        <style:tab-stops/>
      </style:paragraph-properties>
      <style:text-properties style:font-name="Times New Roman" style:font-name-complex="Times New Roman" fo:hyphenate="true"/>
    </style:style>
    <style:style style:name="P120" style:parent-style-name="ListParagraph" style:list-style-name="LFO5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21" style:parent-style-name="ListParagraph" style:list-style-name="LFO5" style:family="paragraph">
      <style:paragraph-properties fo:margin-left="0.7in">
        <style:tab-stops/>
      </style:paragraph-properties>
      <style:text-properties fo:hyphenate="true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Hyperlink" style:family="text">
      <style:text-properties style:font-name="Times New Roman" style:font-name-complex="Times New Roman"/>
    </style:style>
    <style:style style:name="T124" style:parent-style-name="Hyperlink" style:family="text">
      <style:text-properties style:font-name="Times New Roman" style:font-name-complex="Times New Roman"/>
    </style:style>
    <style:style style:name="P125" style:parent-style-name="ListParagraph" style:list-style-name="LFO6" style:family="paragraph">
      <style:paragraph-properties fo:margin-left="0.9in">
        <style:tab-stops/>
      </style:paragraph-properties>
      <style:text-properties fo:hyphenate="true"/>
    </style:style>
    <style:style style:name="T126" style:parent-style-name="DefaultParagraphFont" style:family="text">
      <style:text-properties style:font-name="Times New Roman" style:font-name-complex="Times New Roman"/>
    </style:style>
    <style:style style:name="T127" style:parent-style-name="DefaultParagraphFont" style:family="text">
      <style:text-properties style:font-name="Times New Roman" style:font-name-complex="Times New Roman"/>
    </style:style>
    <style:style style:name="T128" style:parent-style-name="DefaultParagraphFont" style:family="text">
      <style:text-properties style:font-name="Times New Roman" style:font-name-complex="Times New Roman"/>
    </style:style>
    <style:style style:name="P129" style:parent-style-name="ListParagraph" style:list-style-name="LFO6" style:family="paragraph">
      <style:paragraph-properties fo:margin-left="0.9in">
        <style:tab-stops/>
      </style:paragraph-properties>
      <style:text-properties fo:hyphenate="true"/>
    </style:style>
    <style:style style:name="T130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3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3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33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134" style:parent-style-name="ListParagraph" style:list-style-name="LFO5" style:family="paragraph">
      <style:paragraph-properties fo:margin-left="0.9in">
        <style:tab-stops/>
      </style:paragraph-properties>
      <style:text-properties style:font-name="Times New Roman" style:font-name-complex="Times New Roman" fo:hyphenate="true"/>
    </style:style>
    <style:style style:name="P135" style:parent-style-name="ListParagraph" style:list-style-name="LFO7" style:family="paragraph">
      <style:text-properties fo:hyphenate="true"/>
    </style:style>
    <style:style style:name="T136" style:parent-style-name="DefaultParagraphFont" style:family="text">
      <style:text-properties style:font-name="Times New Roman" style:font-name-complex="Times New Roman"/>
    </style:style>
    <style:style style:name="T137" style:parent-style-name="Hyperlink" style:family="text">
      <style:text-properties style:font-name="Times New Roman" style:font-name-complex="Times New Roman"/>
    </style:style>
    <style:style style:name="P138" style:parent-style-name="ListParagraph" style:list-style-name="LFO6" style:family="paragraph">
      <style:paragraph-properties fo:margin-left="0.9in">
        <style:tab-stops/>
      </style:paragraph-properties>
      <style:text-properties style:font-name="Times New Roman" style:font-name-complex="Times New Roman" fo:hyphenate="true"/>
    </style:style>
    <style:style style:name="P139" style:parent-style-name="ListParagraph" style:list-style-name="LFO6" style:family="paragraph">
      <style:paragraph-properties fo:margin-left="0.9in">
        <style:tab-stops/>
      </style:paragraph-properties>
      <style:text-properties fo:hyphenate="true"/>
    </style:style>
    <style:style style:name="T140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4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4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143" style:parent-style-name="ListParagraph" style:list-style-name="LFO5" style:family="paragraph">
      <style:paragraph-properties fo:margin-left="0.9in">
        <style:tab-stops/>
      </style:paragraph-properties>
      <style:text-properties style:font-name="Times New Roman" style:font-name-complex="Times New Roman" fo:hyphenate="true"/>
    </style:style>
    <style:style style:name="P144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45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146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style:font-size-complex="12pt" fo:hyphenate="true"/>
    </style:style>
    <style:style style:name="P147" style:parent-style-name="ListParagraph" style:family="paragraph">
      <style:paragraph-properties fo:margin-left="0.25in">
        <style:tab-stops/>
      </style:paragraph-properties>
      <style:text-properties fo:hyphenate="true"/>
    </style:style>
    <style:style style:name="T148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49" style:parent-style-name="DefaultParagraphFont" style:family="text">
      <style:text-properties style:font-name="Times New Roman" style:font-name-complex="Times New Roman" fo:font-style="italic" style:font-style-asian="italic" style:text-position="super 66.6%" style:font-size-complex="12pt"/>
    </style:style>
    <style:style style:name="T150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51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T152" style:parent-style-name="DefaultParagraphFont" style:family="text">
      <style:text-properties style:font-name="Times New Roman" style:font-name-complex="Times New Roman" fo:font-style="italic" style:font-style-asian="italic" style:font-size-complex="12pt"/>
    </style:style>
    <style:style style:name="P153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style:font-size-complex="12pt" fo:hyphenate="true"/>
    </style:style>
    <style:style style:name="P154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style:font-size-complex="12pt" fo:hyphenate="true"/>
    </style:style>
    <style:style style:name="P155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56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57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58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59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0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1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2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3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4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165" style:parent-style-name="Normal" style:family="paragraph">
      <style:paragraph-properties fo:margin-left="0.1in">
        <style:tab-stops/>
      </style:paragraph-properties>
      <style:text-properties fo:hyphenate="true"/>
    </style:style>
    <style:style style:name="T166" style:parent-style-name="DefaultParagraphFont" style:family="text">
      <style:text-properties style:font-name="Times New Roman" style:font-name-complex="Times New Roman"/>
    </style:style>
    <style:style style:name="P167" style:parent-style-name="ListParagraph" style:list-style-name="LFO9" style:family="paragraph">
      <style:text-properties style:font-name="Times New Roman" style:font-name-complex="Times New Roman" fo:hyphenate="true"/>
    </style:style>
    <style:style style:name="P168" style:parent-style-name="ListParagraph" style:list-style-name="LFO9" style:family="paragraph">
      <style:text-properties style:font-name="Times New Roman" style:font-name-complex="Times New Roman" fo:hyphenate="true"/>
    </style:style>
    <style:style style:name="P169" style:parent-style-name="ListParagraph" style:list-style-name="LFO9" style:family="paragraph">
      <style:text-properties style:font-name="Times New Roman" style:font-name-complex="Times New Roman" fo:hyphenate="true"/>
    </style:style>
    <style:style style:name="P170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tyle="italic" style:font-style-asian="italic" fo:hyphenate="true"/>
    </style:style>
    <style:style style:name="P17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72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173" style:parent-style-name="Normal" style:family="paragraph">
      <style:text-properties style:font-name="Times New Roman" style:font-name-complex="Times New Roman" fo:hyphenate="true"/>
    </style:style>
    <style:style style:name="P174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175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76" style:parent-style-name="DefaultParagraphFont" style:family="text">
      <style:text-properties style:font-name="Times New Roman" style:font-name-complex="Times New Roman" fo:font-style="italic" style:font-style-asian="italic" style:text-position="super 66.6%"/>
    </style:style>
    <style:style style:name="T177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78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179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18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hyphenate="true"/>
    </style:style>
    <style:style style:name="P181" style:parent-style-name="ListParagraph" style:list-style-name="LFO10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82" style:parent-style-name="ListParagraph" style:list-style-name="LFO11" style:family="paragraph">
      <style:text-properties style:font-name="Times New Roman" style:font-name-complex="Times New Roman" fo:hyphenate="true"/>
    </style:style>
    <style:style style:name="P183" style:parent-style-name="ListParagraph" style:list-style-name="LFO11" style:family="paragraph">
      <style:text-properties style:font-name="Times New Roman" style:font-name-complex="Times New Roman" fo:hyphenate="true"/>
    </style:style>
    <style:style style:name="P184" style:parent-style-name="ListParagraph" style:list-style-name="LFO5" style:family="paragraph">
      <style:paragraph-properties fo:margin-left="0.5in">
        <style:tab-stops/>
      </style:paragraph-properties>
      <style:text-properties fo:hyphenate="true"/>
    </style:style>
    <style:style style:name="T185" style:parent-style-name="DefaultParagraphFont" style:family="text">
      <style:text-properties style:font-name="Times New Roman" style:font-name-complex="Times New Roman"/>
    </style:style>
    <style:style style:name="T186" style:parent-style-name="DefaultParagraphFont" style:family="text">
      <style:text-properties style:font-name="Times New Roman" style:font-name-complex="Times New Roman"/>
    </style:style>
    <style:style style:name="T187" style:parent-style-name="DefaultParagraphFont" style:family="text">
      <style:text-properties style:font-name="Times New Roman" style:font-name-complex="Times New Roman"/>
    </style:style>
    <style:style style:name="T188" style:parent-style-name="Hyperlink" style:family="text">
      <style:text-properties style:font-name="Times New Roman" style:font-name-complex="Times New Roman" style:font-size-complex="12pt"/>
    </style:style>
    <style:style style:name="P189" style:parent-style-name="ListParagraph" style:list-style-name="LFO2" style:family="paragraph">
      <style:paragraph-properties fo:margin-left="0.8in">
        <style:tab-stops/>
      </style:paragraph-properties>
      <style:text-properties fo:hyphenate="true"/>
    </style:style>
    <style:style style:name="T190" style:parent-style-name="DefaultParagraphFont" style:family="text">
      <style:text-properties style:font-name="Times New Roman" style:font-name-complex="Times New Roman" style:font-size-complex="12pt"/>
    </style:style>
    <style:style style:name="T191" style:parent-style-name="Hyperlink" style:family="text">
      <style:text-properties style:font-name="Times New Roman" style:font-name-complex="Times New Roman" style:font-size-complex="12pt"/>
    </style:style>
    <style:style style:name="T192" style:parent-style-name="Hyperlink" style:family="text">
      <style:text-properties style:font-name="Times New Roman" style:font-name-complex="Times New Roman" style:font-size-complex="12pt"/>
    </style:style>
    <style:style style:name="T193" style:parent-style-name="DefaultParagraphFont" style:family="text">
      <style:text-properties style:font-name="Times New Roman" style:font-name-complex="Times New Roman" style:font-size-complex="12pt"/>
    </style:style>
    <style:style style:name="P194" style:parent-style-name="ListParagraph" style:list-style-name="LFO2" style:family="paragraph">
      <style:paragraph-properties fo:margin-left="1.1in">
        <style:tab-stops/>
      </style:paragraph-properties>
      <style:text-properties fo:hyphenate="true"/>
    </style:style>
    <style:style style:name="T195" style:parent-style-name="DefaultParagraphFont" style:family="text">
      <style:text-properties style:font-name="Times New Roman" style:font-name-complex="Times New Roman" style:font-size-complex="12pt"/>
    </style:style>
    <style:style style:name="T196" style:parent-style-name="DefaultParagraphFont" style:family="text">
      <style:text-properties style:font-name="Times New Roman" style:font-name-complex="Times New Roman" style:font-size-complex="12pt"/>
    </style:style>
    <style:style style:name="T197" style:parent-style-name="DefaultParagraphFont" style:family="text">
      <style:text-properties style:font-name="Times New Roman" style:font-name-complex="Times New Roman" style:font-size-complex="12pt"/>
    </style:style>
    <style:style style:name="P198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199" style:parent-style-name="ListParagraph" style:family="paragraph">
      <style:text-properties style:font-name="Times New Roman" style:font-name-complex="Times New Roman" fo:hyphenate="true"/>
    </style:style>
    <style:style style:name="P200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20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202" style:parent-style-name="ListParagraph" style:list-style-name="LFO2" style:family="paragraph">
      <style:paragraph-properties fo:margin-left="0.5in">
        <style:tab-stops/>
      </style:paragraph-properties>
      <style:text-properties fo:hyphenate="true"/>
    </style:style>
    <style:style style:name="T203" style:parent-style-name="DefaultParagraphFont" style:family="text">
      <style:text-properties style:font-name="Times New Roman" style:font-name-complex="Times New Roman"/>
    </style:style>
    <style:style style:name="T204" style:parent-style-name="DefaultParagraphFont" style:family="text">
      <style:text-properties style:font-name="Times New Roman" style:font-name-complex="Times New Roman"/>
    </style:style>
    <style:style style:name="T205" style:parent-style-name="DefaultParagraphFont" style:family="text">
      <style:text-properties style:font-name="Times New Roman" style:font-name-complex="Times New Roman"/>
    </style:style>
    <style:style style:name="P206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 fo:hyphenate="true"/>
    </style:style>
    <style:style style:name="P207" style:parent-style-name="ListParagraph" style:list-style-name="LFO2" style:family="paragraph">
      <style:text-properties style:font-name="Times New Roman" style:font-name-complex="Times New Roman" fo:hyphenate="true"/>
    </style:style>
    <style:style style:name="P208" style:parent-style-name="ListParagraph" style:list-style-name="LFO2" style:family="paragraph">
      <style:text-properties style:font-name="Times New Roman" style:font-name-complex="Times New Roman" fo:hyphenate="true"/>
    </style:style>
    <style:style style:name="P209" style:parent-style-name="Normal" style:family="paragraph">
      <style:text-properties style:font-name="Times New Roman" style:font-name-complex="Times New Roman" fo:hyphenate="true"/>
    </style:style>
    <style:style style:name="P210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211" style:parent-style-name="Normal" style:family="paragraph">
      <style:text-properties style:font-name="Times New Roman" style:font-name-complex="Times New Roman" fo:hyphenate="true"/>
    </style:style>
    <style:style style:name="P212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213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14" style:parent-style-name="DefaultParagraphFont" style:family="text">
      <style:text-properties style:font-name="Times New Roman" style:font-name-complex="Times New Roman" fo:font-style="italic" style:font-style-asian="italic" style:text-position="super 66.6%"/>
    </style:style>
    <style:style style:name="T215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16" style:parent-style-name="Hyperlink" style:family="text">
      <style:text-properties style:font-name="Times New Roman" style:font-name-complex="Times New Roman" fo:font-style="italic" style:font-style-asian="italic"/>
    </style:style>
    <style:style style:name="P21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fo:hyphenate="true"/>
    </style:style>
    <style:style style:name="P218" style:parent-style-name="Normal" style:family="paragraph">
      <style:paragraph-properties fo:margin-left="0.25in">
        <style:tab-stops/>
      </style:paragraph-properties>
      <style:text-properties fo:hyphenate="true"/>
    </style:style>
    <style:style style:name="T219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20" style:parent-style-name="DefaultParagraphFont" style:family="text">
      <style:text-properties style:font-name="Times New Roman" style:font-name-complex="Times New Roman" fo:font-style="italic" style:font-style-asian="italic" style:text-position="super 66.6%"/>
    </style:style>
    <style:style style:name="T22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22" style:parent-style-name="Hyperlink" style:family="text">
      <style:text-properties style:font-name="Times New Roman" style:font-name-complex="Times New Roman" fo:font-style="italic" style:font-style-asian="italic"/>
    </style:style>
    <style:style style:name="P223" style:parent-style-name="Normal" style:family="paragraph">
      <style:text-properties style:font-name="Times New Roman" style:font-name-complex="Times New Roman" fo:hyphenate="true"/>
    </style:style>
    <style:style style:name="P224" style:parent-style-name="ListParagraph" style:list-style-name="LFO12" style:family="paragraph">
      <style:text-properties style:font-name="Times New Roman" style:font-name-complex="Times New Roman" fo:hyphenate="true"/>
    </style:style>
    <style:style style:name="P225" style:parent-style-name="ListParagraph" style:list-style-name="LFO13" style:family="paragraph">
      <style:text-properties style:font-name="Times New Roman" style:font-name-complex="Times New Roman" fo:hyphenate="true"/>
    </style:style>
    <style:style style:name="P226" style:parent-style-name="ListParagraph" style:list-style-name="LFO13" style:family="paragraph">
      <style:text-properties style:font-name="Times New Roman" style:font-name-complex="Times New Roman" fo:hyphenate="true"/>
    </style:style>
    <style:style style:name="P227" style:parent-style-name="ListParagraph" style:list-style-name="LFO12" style:family="paragraph">
      <style:text-properties style:font-name="Times New Roman" style:font-name-complex="Times New Roman" fo:hyphenate="true"/>
    </style:style>
    <style:style style:name="P228" style:parent-style-name="ListParagraph" style:list-style-name="LFO12" style:family="paragraph">
      <style:text-properties style:font-name="Times New Roman" style:font-name-complex="Times New Roman" fo:hyphenate="true"/>
    </style:style>
    <style:style style:name="P229" style:parent-style-name="Normal" style:family="paragraph">
      <style:text-properties fo:hyphenate="true"/>
    </style:style>
    <style:style style:name="T230" style:parent-style-name="DefaultParagraphFont" style:family="text">
      <style:text-properties style:font-name="Times New Roman" style:font-name-complex="Times New Roman"/>
    </style:style>
    <style:style style:name="T231" style:parent-style-name="DefaultParagraphFont" style:family="text">
      <style:text-properties style:font-name="Times New Roman" style:font-name-complex="Times New Roman"/>
    </style:style>
    <style:style style:name="P232" style:parent-style-name="ListParagraph" style:list-style-name="LFO14" style:family="paragraph">
      <style:text-properties style:font-name="Times New Roman" style:font-name-complex="Times New Roman" fo:hyphenate="true"/>
    </style:style>
    <style:style style:name="P233" style:parent-style-name="Normal" style:family="paragraph">
      <style:paragraph-properties fo:margin-left="1.477in">
        <style:tab-stops/>
      </style:paragraph-properties>
      <style:text-properties style:font-name="Times New Roman" style:font-name-complex="Times New Roman" fo:hyphenate="true"/>
    </style:style>
    <style:style style:name="P234" style:parent-style-name="Normal" style:family="paragraph">
      <style:paragraph-properties fo:margin-left="1.477in">
        <style:tab-stops/>
      </style:paragraph-properties>
      <style:text-properties style:font-name="Times New Roman" style:font-name-complex="Times New Roman" fo:hyphenate="true"/>
    </style:style>
    <style:style style:name="P235" style:parent-style-name="Normal" style:family="paragraph">
      <style:paragraph-properties fo:margin-left="1.477in" fo:text-indent="0.4923in">
        <style:tab-stops/>
      </style:paragraph-properties>
      <style:text-properties style:font-name="Times New Roman" style:font-name-complex="Times New Roman" fo:hyphenate="true"/>
    </style:style>
    <style:style style:name="P236" style:parent-style-name="Normal" style:family="paragraph">
      <style:text-properties style:font-name="Times New Roman" style:font-name-complex="Times New Roman" fo:hyphenate="true"/>
    </style:style>
    <style:style style:name="P237" style:parent-style-name="Normal" style:family="paragraph">
      <style:paragraph-properties fo:margin-left="0.9847in" fo:text-indent="0.0048in">
        <style:tab-stops/>
      </style:paragraph-properties>
      <style:text-properties style:font-name="Times New Roman" style:font-name-complex="Times New Roman" fo:font-style="italic" style:font-style-asian="italic" fo:hyphenate="true"/>
    </style:style>
    <style:style style:name="P238" style:parent-style-name="Normal" style:family="paragraph">
      <style:paragraph-properties fo:margin-left="0.9847in" fo:text-indent="0.0048in">
        <style:tab-stops/>
      </style:paragraph-properties>
      <style:text-properties fo:hyphenate="true"/>
    </style:style>
    <style:style style:name="T239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40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4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4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243" style:parent-style-name="ListParagraph" style:list-style-name="LFO14" style:family="paragraph">
      <style:text-properties style:font-name="Times New Roman" style:font-name-complex="Times New Roman" fo:hyphenate="true"/>
    </style:style>
    <style:style style:name="P244" style:parent-style-name="ListParagraph" style:list-style-name="LFO14" style:family="paragraph">
      <style:text-properties style:font-name="Times New Roman" style:font-name-complex="Times New Roman" fo:hyphenate="true"/>
    </style:style>
    <style:style style:name="P245" style:parent-style-name="Normal" style:family="paragraph">
      <style:paragraph-properties fo:margin-left="1.2395in" fo:text-indent="0.2375in">
        <style:tab-stops/>
      </style:paragraph-properties>
      <style:text-properties style:font-name="Times New Roman" style:font-name-complex="Times New Roman" fo:hyphenate="true"/>
    </style:style>
    <style:style style:name="P246" style:parent-style-name="Normal" style:family="paragraph">
      <style:paragraph-properties fo:margin-left="0.9847in" fo:text-indent="0.4923in">
        <style:tab-stops/>
      </style:paragraph-properties>
      <style:text-properties fo:hyphenate="true"/>
    </style:style>
    <style:style style:name="T247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48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49" style:parent-style-name="Hyperlink" style:family="text">
      <style:text-properties style:font-name="Times New Roman" style:font-name-complex="Times New Roman" fo:font-style="italic" style:font-style-asian="italic"/>
    </style:style>
    <style:style style:name="T250" style:parent-style-name="Hyperlink" style:family="text">
      <style:text-properties style:font-name="Times New Roman" style:font-name-complex="Times New Roman" fo:font-style="italic" style:font-style-asian="italic"/>
    </style:style>
    <style:style style:name="T251" style:parent-style-name="Hyperlink" style:family="text">
      <style:text-properties style:font-name="Times New Roman" style:font-name-complex="Times New Roman" fo:font-style="italic" style:font-style-asian="italic"/>
    </style:style>
    <style:style style:name="T252" style:parent-style-name="Hyperlink" style:family="text">
      <style:text-properties style:font-name="Times New Roman" style:font-name-complex="Times New Roman" fo:font-style="italic" style:font-style-asian="italic"/>
    </style:style>
    <style:style style:name="T253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254" style:parent-style-name="ListParagraph" style:list-style-name="LFO15" style:family="paragraph">
      <style:paragraph-properties fo:margin-left="1.5in">
        <style:tab-stops/>
      </style:paragraph-properties>
      <style:text-properties style:font-name="Times New Roman" style:font-name-complex="Times New Roman" fo:hyphenate="true"/>
    </style:style>
    <style:style style:name="P255" style:parent-style-name="Normal" style:family="paragraph">
      <style:text-properties style:font-name="Times New Roman" style:font-name-complex="Times New Roman" fo:hyphenate="true"/>
    </style:style>
    <style:style style:name="P256" style:parent-style-name="Normal" style:family="paragraph">
      <style:paragraph-properties fo:margin-left="0.5in" fo:text-indent="0.25in">
        <style:tab-stops/>
      </style:paragraph-properties>
      <style:text-properties fo:hyphenate="true"/>
    </style:style>
    <style:style style:name="T257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58" style:parent-style-name="Hyperlink" style:family="text">
      <style:text-properties style:font-name="Times New Roman" style:font-name-complex="Times New Roman" fo:font-style="italic" style:font-style-asian="italic"/>
    </style:style>
    <style:style style:name="P259" style:parent-style-name="Normal" style:family="paragraph">
      <style:paragraph-properties fo:margin-left="0.5in" fo:text-indent="0.25in">
        <style:tab-stops/>
      </style:paragraph-properties>
      <style:text-properties style:font-name="Times New Roman" style:font-name-complex="Times New Roman" fo:font-weight="bold" style:font-weight-asian="bold" fo:hyphenate="true"/>
    </style:style>
    <style:style style:name="P260" style:parent-style-name="ListParagraph" style:list-style-name="LFO16" style:family="paragraph">
      <style:paragraph-properties fo:margin-left="1in">
        <style:tab-stops/>
      </style:paragraph-properties>
      <style:text-properties style:font-name="Times New Roman" style:font-name-complex="Times New Roman" fo:hyphenate="true"/>
    </style:style>
    <style:style style:name="P261" style:parent-style-name="Normal" style:family="paragraph">
      <style:text-properties style:font-name="Times New Roman" style:font-name-complex="Times New Roman" fo:hyphenate="true"/>
    </style:style>
    <style:style style:name="P262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263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style:font-size-complex="12pt" fo:hyphenate="true"/>
    </style:style>
    <style:style style:name="P264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style:font-size-complex="12pt" fo:hyphenate="true"/>
    </style:style>
    <style:style style:name="P265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266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267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268" style:parent-style-name="ListParagraph" style:list-style-name="LFO8" style:family="paragraph">
      <style:text-properties style:font-name="Times New Roman" style:font-name-complex="Times New Roman" style:font-size-complex="12pt" fo:hyphenate="true"/>
    </style:style>
    <style:style style:name="P269" style:parent-style-name="Normal" style:family="paragraph">
      <style:text-properties style:font-name="Times New Roman" style:font-name-complex="Times New Roman" fo:hyphenate="true"/>
    </style:style>
    <style:style style:name="P270" style:parent-style-name="Normal" style:family="paragraph">
      <style:paragraph-properties fo:margin-left="0.4923in">
        <style:tab-stops/>
      </style:paragraph-properties>
      <style:text-properties fo:hyphenate="true"/>
    </style:style>
    <style:style style:name="T27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3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4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5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6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77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278" style:parent-style-name="Normal" style:family="paragraph">
      <style:text-properties style:font-name="Times New Roman" style:font-name-complex="Times New Roman" fo:hyphenate="true"/>
    </style:style>
    <style:style style:name="P27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280" style:parent-style-name="Normal" style:family="paragraph">
      <style:text-properties style:font-name="Times New Roman" style:font-name-complex="Times New Roman" fo:hyphenate="true"/>
    </style:style>
    <style:style style:name="P281" style:parent-style-name="Normal" style:family="paragraph">
      <style:text-properties fo:hyphenate="true"/>
    </style:style>
    <style:style style:name="T28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283" style:parent-style-name="DefaultParagraphFont" style:family="text">
      <style:text-properties style:font-name="Times New Roman" style:font-name-complex="Times New Roman"/>
    </style:style>
    <style:style style:name="P284" style:parent-style-name="Normal" style:family="paragraph">
      <style:text-properties fo:hyphenate="true"/>
    </style:style>
    <style:style style:name="T285" style:parent-style-name="Hyperlink" style:family="text">
      <style:text-properties style:font-name="Times New Roman" style:font-name-complex="Times New Roman" fo:font-style="italic" style:font-style-asian="italic"/>
    </style:style>
    <style:style style:name="P286" style:parent-style-name="Normal" style:family="paragraph">
      <style:text-properties fo:hyphenate="true"/>
    </style:style>
    <style:style style:name="T287" style:parent-style-name="Hyperlink" style:family="text">
      <style:text-properties fo:font-style="italic" style:font-style-asian="italic"/>
    </style:style>
    <style:style style:name="P288" style:parent-style-name="Normal" style:family="paragraph">
      <style:text-properties fo:hyphenate="true"/>
    </style:style>
    <style:style style:name="T289" style:parent-style-name="Hyperlink" style:family="text">
      <style:text-properties style:font-name="Times New Roman" style:font-name-complex="Times New Roman" fo:font-style="italic" style:font-style-asian="italic"/>
    </style:style>
    <style:style style:name="P290" style:parent-style-name="Normal" style:family="paragraph">
      <style:text-properties style:font-name="Times New Roman" style:font-name-complex="Times New Roman" fo:hyphenate="true"/>
    </style:style>
    <style:style style:name="P291" style:parent-style-name="Normal" style:family="paragraph">
      <style:text-properties style:font-name="Times New Roman" style:font-name-complex="Times New Roman" fo:hyphenate="true"/>
    </style:style>
    <style:style style:name="P292" style:parent-style-name="Normal" style:family="paragraph">
      <style:paragraph-properties fo:margin-left="0.1in" fo:text-indent="0.25in">
        <style:tab-stops/>
      </style:paragraph-properties>
      <style:text-properties style:font-name="Times New Roman" style:font-name-complex="Times New Roman" fo:hyphenate="true"/>
    </style:style>
    <style:style style:name="P293" style:parent-style-name="ListParagraph" style:list-style-name="LFO17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294" style:parent-style-name="ListParagraph" style:list-style-name="LFO17" style:family="paragraph">
      <style:text-properties fo:hyphenate="true"/>
    </style:style>
    <style:style style:name="T295" style:parent-style-name="DefaultParagraphFont" style:family="text">
      <style:text-properties style:font-name="Times New Roman" style:font-name-complex="Times New Roman"/>
    </style:style>
    <style:style style:name="T296" style:parent-style-name="DefaultParagraphFont" style:family="text">
      <style:text-properties style:font-name="Times New Roman" style:font-name-complex="Times New Roman"/>
    </style:style>
    <style:style style:name="P297" style:parent-style-name="ListParagraph" style:list-style-name="LFO17" style:family="paragraph">
      <style:paragraph-properties fo:margin-left="0.8in">
        <style:tab-stops/>
      </style:paragraph-properties>
      <style:text-properties fo:hyphenate="true"/>
    </style:style>
    <style:style style:name="T298" style:parent-style-name="DefaultParagraphFont" style:family="text">
      <style:text-properties style:font-name="Times New Roman" style:font-name-complex="Times New Roman"/>
    </style:style>
    <style:style style:name="P299" style:parent-style-name="ListParagraph" style:list-style-name="LFO17" style:family="paragraph">
      <style:text-properties fo:hyphenate="true"/>
    </style:style>
    <style:style style:name="T300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301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30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303" style:parent-style-name="DefaultParagraphFont" style:family="text">
      <style:text-properties style:font-name="Times New Roman" style:font-name-complex="Times New Roman" fo:font-style="italic" style:font-style-asian="italic" fo:color="#C00000"/>
    </style:style>
    <style:style style:name="T304" style:parent-style-name="DefaultParagraphFont" style:family="text">
      <style:text-properties style:font-name="Times New Roman" style:font-name-complex="Times New Roman" fo:font-style="italic" style:font-style-asian="italic" fo:color="#C00000"/>
    </style:style>
    <style:style style:name="T305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306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P307" style:parent-style-name="ListParagraph" style:list-style-name="LFO18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08" style:parent-style-name="ListParagraph" style:list-style-name="LFO18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09" style:parent-style-name="ListParagraph" style:list-style-name="LFO18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10" style:parent-style-name="ListParagraph" style:list-style-name="LFO18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11" style:parent-style-name="ListParagraph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12" style:parent-style-name="ListParagraph" style:family="paragraph">
      <style:paragraph-properties fo:margin-left="0.8in">
        <style:tab-stops/>
      </style:paragraph-properties>
      <style:text-properties style:font-name="Times New Roman" style:font-name-complex="Times New Roman" fo:hyphenate="true"/>
    </style:style>
    <style:style style:name="P313" style:parent-style-name="Normal" style:family="paragraph">
      <style:text-properties style:font-name="Times New Roman" style:font-name-complex="Times New Roman" fo:hyphenate="true"/>
    </style:style>
    <style:style style:name="P314" style:parent-style-name="Normal" style:family="paragraph">
      <style:text-properties style:font-name="Times New Roman" style:font-name-complex="Times New Roman" fo:hyphenate="true"/>
    </style:style>
    <style:style style:name="P315" style:parent-style-name="ListParagraph" style:list-style-name="LFO17" style:family="paragraph">
      <style:paragraph-properties fo:margin-left="1in">
        <style:tab-stops/>
      </style:paragraph-properties>
      <style:text-properties style:font-name="Times New Roman" style:font-name-complex="Times New Roman" fo:hyphenate="true"/>
    </style:style>
    <style:style style:name="P316" style:parent-style-name="ListParagraph" style:list-style-name="LFO17" style:family="paragraph">
      <style:paragraph-properties fo:margin-left="1in">
        <style:tab-stops/>
      </style:paragraph-properties>
      <style:text-properties style:font-name="Times New Roman" style:font-name-complex="Times New Roman" fo:hyphenate="true"/>
    </style:style>
    <style:style style:name="P317" style:parent-style-name="Normal" style:family="paragraph">
      <style:text-properties style:font-name="Times New Roman" style:font-name-complex="Times New Roman" fo:hyphenate="true"/>
    </style:style>
    <style:style style:name="P318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 fo:hyphenate="true"/>
    </style:style>
    <style:style style:name="P319" style:parent-style-name="Normal" style:family="paragraph">
      <style:text-properties style:font-name="Times New Roman" style:font-name-complex="Times New Roman" fo:hyphenate="true"/>
    </style:style>
    <style:style style:name="P320" style:parent-style-name="Normal" style:family="paragraph">
      <style:text-properties style:font-name="Times New Roman" style:font-name-complex="Times New Roman" fo:font-style="italic" style:font-style-asian="italic" fo:hyphenate="true"/>
    </style:style>
    <style:style style:name="P321" style:parent-style-name="Normal" style:family="paragraph">
      <style:text-properties fo:hyphenate="true"/>
    </style:style>
    <style:style style:name="T322" style:parent-style-name="Hyperlink" style:family="text">
      <style:text-properties style:font-name="Times New Roman" style:font-name-complex="Times New Roman" fo:font-style="italic" style:font-style-asian="italic"/>
    </style:style>
    <style:style style:name="P323" style:parent-style-name="Normal" style:family="paragraph">
      <style:text-properties fo:hyphenate="true"/>
    </style:style>
    <style:style style:name="T324" style:parent-style-name="Hyperlink" style:family="text">
      <style:text-properties style:font-name="Times New Roman" style:font-name-complex="Times New Roman" fo:font-style="italic" style:font-style-asian="italic"/>
    </style:style>
    <style:style style:name="T325" style:parent-style-name="Hyperlink" style:family="text">
      <style:text-properties style:font-name="Times New Roman" style:font-name-complex="Times New Roman" fo:font-style="italic" style:font-style-asian="italic"/>
    </style:style>
    <style:style style:name="P326" style:parent-style-name="Normal" style:family="paragraph">
      <style:text-properties style:font-name="Times New Roman" style:font-name-complex="Times New Roman" fo:hyphenate="true"/>
    </style:style>
    <style:style style:name="P327" style:parent-style-name="Normal" style:family="paragraph">
      <style:paragraph-properties fo:text-indent="0.25in"/>
      <style:text-properties style:font-name="Times New Roman" style:font-name-complex="Times New Roman" fo:hyphenate="true"/>
    </style:style>
    <style:style style:name="P328" style:parent-style-name="ListParagraph" style:list-style-name="LFO19" style:family="paragraph">
      <style:text-properties style:font-name="Times New Roman" style:font-name-complex="Times New Roman" fo:hyphenate="true"/>
    </style:style>
    <style:style style:name="P329" style:parent-style-name="ListParagraph" style:list-style-name="LFO19" style:family="paragraph">
      <style:text-properties style:font-name="Times New Roman" style:font-name-complex="Times New Roman" fo:hyphenate="true"/>
    </style:style>
    <style:style style:name="P330" style:parent-style-name="ListParagraph" style:list-style-name="LFO19" style:family="paragraph">
      <style:text-properties fo:hyphenate="true"/>
    </style:style>
    <style:style style:name="T331" style:parent-style-name="DefaultParagraphFont" style:family="text">
      <style:text-properties style:font-name="Times New Roman" style:font-name-complex="Times New Roman"/>
    </style:style>
    <style:style style:name="T332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333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Configuring the Intel Linux NVMe Test Suite Environment</text:p>
      <text:p text:style-name="P2"/>
      <text:p text:style-name="P3"/>
      <text:list text:style-name="LFO1" text:continue-numbering="true">
        <text:list-item>
          <text:p text:style-name="P4"><text:s/>Introduction</text:p>
        </text:list-item>
      </text:list>
      <text:p text:style-name="P5"/>
      <text:p text:style-name="P6"><text:span text:style-name="T7">This document provides additional information necessary to setup</text:span><text:span text:style-name="T8"><text:s/>a Linux environment to run the Intel NVMe<text:s/></text:span><text:span text:style-name="T9">compliance suite against real hardware</text:span><text:span text:style-name="T10">.<text:s/></text:span><text:span text:style-name="T11">The</text:span><text:span text:style-name="T12"><text:s/>Intel provided configuration document for se</text:span><text:span text:style-name="T13">t</text:span><text:span text:style-name="T14">ting up a Linux QEMU e</text:span><text:span text:style-name="T15">n</text:span><text:span text:style-name="T16">vironment<text:s/></text:span><text:span text:style-name="T17">can be found at<text:s/></text:span><text:a xlink:href="https://github.com/nvmecompliance/manage/blob/master/readme.startHere.odt" office:target-frame-name="_top" xlink:show="replace"><text:span text:style-name="Hyperlink">https://github.com/nvmecompliance/manage/blob/master/readme.startHere.odt</text:span></text:a>.</text:p>
      <text:p text:style-name="P18"/>
      <text:list text:style-name="LFO1" text:continue-numbering="true">
        <text:list-item>
          <text:p text:style-name="P19"><text:s/>References</text:p>
        </text:list-item>
      </text:list>
      <text:p text:style-name="P20"/>
      <text:p text:style-name="P21">NVM Express Revision 1.0b</text:p>
      <text:p text:style-name="P22">NVM Express Revision 1.0c</text:p>
      <text:p text:style-name="P23"><text:a xlink:href="http://www.nvmexpress.org/" office:target-frame-name="_top" xlink:show="replace"><text:span text:style-name="T24">http://www.nvmexpress.org/</text:span></text:a></text:p>
      <text:p text:style-name="P25"/>
      <text:list text:style-name="LFO1" text:continue-numbering="true">
        <text:list-item>
          <text:p text:style-name="P26"><text:s/>Linux NVMe Driver &amp; Test Software</text:p>
        </text:list-item>
      </text:list>
      <text:p text:style-name="P27"/>
      <text:p text:style-name="P28"><text:a xlink:href="https://github.com/nvmecompliance" office:target-frame-name="_top" xlink:show="replace"><text:span text:style-name="T29">https://github.com/nvmecompliance</text:span></text:a></text:p>
      <text:p text:style-name="P30"><text:a xlink:href="https://github.com/nvmeqemu/" office:target-frame-name="_top" xlink:show="replace"><text:span text:style-name="T31">https://github.com/nvmeqemu/</text:span></text:a></text:p>
      <text:p text:style-name="P32"><text:a xlink:href="https://github.com/nvmecompliance/tnvme/wiki" office:target-frame-name="_top" xlink:show="replace"><text:span text:style-name="T33">https://github.com/nvmecompliance/tnvme/wiki</text:span></text:a></text:p>
      <text:p text:style-name="P34"><text:a xlink:href="http://www.nvmexpress.org/" office:target-frame-name="_top" xlink:show="replace"><text:span text:style-name="T35">http://www.nvmexpress.org/</text:span></text:a></text:p>
      <text:p text:style-name="P36"/>
      <text:list text:style-name="LFO1" text:continue-numbering="true">
        <text:list-item>
          <text:p text:style-name="P37"><text:s/>Linux OS Requirements</text:p>
        </text:list-item>
      </text:list>
      <text:p text:style-name="P38"/>
      <text:p text:style-name="P39"><text:span text:style-name="T40">Ubuntu 10.10<text:s/></text:span><text:span text:style-name="T41">Server 64 bit<text:s/></text:span><text:span text:style-name="T42">is the recommended OS for running the Linux driver and test suite.<text:s/></text:span><text:span text:style-name="T43">Ea</text:span><text:span text:style-name="T44">r</text:span><text:span text:style-name="T45">lier</text:span><text:span text:style-name="T46"><text:s/>r</text:span><text:span text:style-name="T47">e</text:span><text:span text:style-name="T48">lea</text:span><text:span text:style-name="T49">s</text:span><text:span text:style-name="T50">es of Ubuntu may not<text:s/></text:span><text:span text:style-name="T51">support the features needed</text:span><text:span text:style-name="T52">. Non-Ubuntu Linux releases<text:s/></text:span><text:span text:style-name="T53">should work, but again the kernel level support must be present. Target any distribution as long as it su</text:span><text:span text:style-name="T54">p</text:span><text:span text:style-name="T55">ports a kernel satisfying (2.6.35.22 &lt;= target kernel &lt; 3.0)<text:s/></text:span></text:p>
      <text:p text:style-name="P56"/>
      <text:p text:style-name="P57">It is recommended to not use a VMWare environment to run the Linux OS.<text:s/>Ubuntu<text:s/>10.10 should be a<text:s/>directly<text:s/>bootable OS. It can be set up on a dual boot system if running Windows as the main OS.</text:p>
      <text:p text:style-name="P58"/>
      <text:list text:style-name="LFO1" text:continue-numbering="true">
        <text:list-item>
          <text:p text:style-name="P59"><text:s/>Creating a bootable Ubuntu drive (host<text:s/>OS)</text:p>
        </text:list-item>
      </text:list>
      <text:p text:style-name="P60"/>
      <text:p text:style-name="P61"><text:span text:style-name="T62">This document<text:s/></text:span><text:span text:style-name="T63">assume</text:span><text:span text:style-name="T64">s</text:span><text:span text:style-name="T65"><text:s/>that Windows is the boot OS and Ubuntu is being made the 2</text:span><text:span text:style-name="T66">nd</text:span><text:span text:style-name="T67"><text:s/>boot o</text:span><text:span text:style-name="T68">p</text:span><text:span text:style-name="T69">tion. If an acceptable<text:s/></text:span><text:span text:style-name="T70">Ubuntu<text:s/></text:span><text:span text:style-name="T71">bootable environment is<text:s/></text:span><text:span text:style-name="T72">already<text:s/></text:span><text:span text:style-name="T73">available then this section can be skipped.</text:span></text:p>
      <text:p text:style-name="P74"/>
      <text:list text:style-name="LFO1" text:continue-numbering="true">
        <text:list-item>
          <text:list>
            <text:list-item>
              <text:p text:style-name="P75"><text:span text:style-name="T76">Ubuntu 10.10 download site:<text:s/></text:span><text:a xlink:href="http://releases.ubuntu.com/10.10/" office:target-frame-name="_top" xlink:show="replace"><text:span text:style-name="T77">http://releases.ubuntu.com/10.10/</text:span></text:a></text:p>
            </text:list-item>
          </text:list>
        </text:list-item>
      </text:list>
      <text:list text:style-name="LFO2" text:continue-numbering="true">
        <text:list-item>
          <text:p text:style-name="P78"><text:span text:style-name="T79">Download<text:s/></text:span><text:a xlink:href="http://releases.ubuntu.com/10.10/ubuntu-10.10-desktop-amd64.iso" office:target-frame-name="_top" xlink:show="replace"><text:span text:style-name="T80">64-bit PC (AMD64) desktop CD</text:span></text:a><text:span text:style-name="T81"><text:s/></text:span><text:span text:style-name="T82">to a location on your<text:s/></text:span><text:span text:style-name="T83">on your hard drive. This is an ISO<text:s/></text:span><text:span text:style-name="T84">file.</text:span></text:p>
        </text:list-item>
      </text:list>
      <text:list text:style-name="LFO1" text:continue-numbering="true">
        <text:list-item>
          <text:list>
            <text:list-item>
              <text:p text:style-name="P85">Create a bootable CD of<text:s/>Ubuntu 10.10</text:p>
            </text:list-item>
          </text:list>
        </text:list-item>
      </text:list>
      <text:list text:style-name="LFO3" text:continue-numbering="true">
        <text:list-item>
          <text:p text:style-name="P86"><text:span text:style-name="T87">Requires CD burn</text:span><text:span text:style-name="T88">ing</text:span><text:span text:style-name="T89"><text:s/>software that will make a bootable<text:s/></text:span><text:span text:style-name="T90">ISO<text:s/></text:span><text:span text:style-name="T91">file. If your system has no such software, Exp</text:span><text:span text:style-name="T92">ress Burn from NCH Software has</text:span><text:span text:style-name="T93"><text:s/>a free sample download of their software which can be used at<text:s/></text:span><text:a xlink:href="http://www.nch.com.au/burn/index.html" office:target-frame-name="_top" xlink:show="replace"><text:span text:style-name="T94">http://www.nch.com.au/burn/index.html</text:span></text:a>.<text:span text:style-name="T95"><text:s/>Other packages are available as well.</text:span></text:p>
        </text:list-item>
        <text:list-item>
          <text:p text:style-name="P96">Start the CD burn software and follow directions to save the downloaded Ubuntu<text:s/>file<text:s/><text:soft-page-break/>to a CD.</text:p>
        </text:list-item>
      </text:list>
      <text:list text:style-name="LFO1" text:continue-numbering="true">
        <text:list-item>
          <text:list>
            <text:list-item>
              <text:p text:style-name="P97">Installing Ubuntu</text:p>
            </text:list-item>
          </text:list>
        </text:list-item>
      </text:list>
      <text:list text:style-name="LFO4" text:continue-numbering="true">
        <text:list-item>
          <text:p text:style-name="P98"><text:span text:style-name="T99">Select the CD and start the ‘webui’ which will walk you<text:s/></text:span><text:span text:style-name="T100">through creating a bootable OS for Ubuntu.</text:span></text:p>
        </text:list-item>
      </text:list>
      <text:p text:style-name="P101"/>
      <text:list text:style-name="LFO1" text:continue-numbering="true">
        <text:list-item>
          <text:p text:style-name="P102"><text:s/>Downloading the Linux software to the host OS</text:p>
        </text:list-item>
      </text:list>
      <text:p text:style-name="P103"/>
      <text:p text:style-name="P104"><text:span text:style-name="T105">1</text:span><text:span text:style-name="T106">st</text:span><text:span text:style-name="T107"><text:s/></text:span><text:span text:style-name="T108">Reference:<text:s/></text:span><text:a xlink:href="https://github.com/nvmecompliance/manage/blob/master/readme.startHere.odt" office:target-frame-name="_top" xlink:show="replace"><text:span text:style-name="Hyperlink">https://github.com/nvmecompliance/manage/blob/master/readme.startHere.odt</text:span></text:a><text:s/>under<text:span text:style-name="T109"><text:s/>se</text:span><text:span text:style-name="T110">c</text:span><text:span text:style-name="T111">tion 3.0</text:span></text:p>
      <text:p text:style-name="P112"/>
      <text:list text:style-name="LFO4" text:continue-numbering="true">
        <text:list-item>
          <text:p text:style-name="P113">Reboot the system and select Ubuntu</text:p>
        </text:list-item>
        <text:list-item>
          <text:p text:style-name="P114">Create an nvme directory and subdirectories. (I placed mine at /home/&lt;user name&gt;)</text:p>
          <text:list text:continue-numbering="true">
            <text:list-item>
              <text:p text:style-name="P115">/home/&lt;user<text:s/>name&gt;/nvme</text:p>
            </text:list-item>
            <text:list-item>
              <text:p text:style-name="P116">/home/&lt;user name&gt;/nvme/dnvme</text:p>
            </text:list-item>
            <text:list-item>
              <text:p text:style-name="P117">/home/&lt;user name&gt;/nvme/tnvme</text:p>
            </text:list-item>
            <text:list-item>
              <text:p text:style-name="P118">/home/&lt;user name&gt;/nvme/manage</text:p>
            </text:list-item>
            <text:list-item>
              <text:p text:style-name="P119">/home/&lt;user name&gt;/nvme/qemu</text:p>
            </text:list-item>
          </text:list>
        </text:list-item>
      </text:list>
      <text:list text:style-name="LFO5" text:continue-numbering="true">
        <text:list-item>
          <text:p text:style-name="P120">Downloading and installing</text:p>
          <text:list text:continue-numbering="true">
            <text:list-item>
              <text:p text:style-name="P121"><text:span text:style-name="T122">Select FireFox and navigate to<text:s/></text:span><text:a xlink:href="https://github.com/nvmecompliance" office:target-frame-name="_top" xlink:show="replace"><text:span text:style-name="T123">https://github.com/</text:span><text:span text:style-name="T124">nvmecompliance</text:span></text:a>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25"><text:span text:style-name="T126">Select ‘tnvme’, ‘dnvme’ and ‘manage’ one at a time and navigate to the ‘download’ sele</text:span><text:span text:style-name="T127">c</text:span><text:span text:style-name="T128">tion and ‘save’ the files. They will be saved under the ‘Downloads’ directory on Ubuntu.</text:span></text:p>
                </text:list-item>
                <text:list-item>
                  <text:p text:style-name="P129"><text:span text:style-name="T130">Note: Intel documentation says to ‘clone’ the files but I did a d</text:span><text:span text:style-name="T131">ownload since I had no i</text:span><text:span text:style-name="T132">n</text:span><text:span text:style-name="T133">tention of copying any changes back to the repository.</text:span>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134">On Ubuntu select each file in the Downloads directory and unzip. Copy the contents of each unzipped directory to their respective /&lt;directory&gt;/nvme/dnvme; /&lt;directory&gt;/nvme/tnvme; /&lt;directory&gt;/nvme/manage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135"><text:span text:style-name="T136">Select FireFox and navigate to<text:s/></text:span><text:a xlink:href="https://github.com/nvmeqemu/" office:target-frame-name="_top" xlink:show="replace"><text:span text:style-name="T137">https://github.com/nvmeqemu/</text:span></text:a></text:p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38">Select ‘qemu’ and navigate to the ‘download’ selection and ‘save’ the file. They will be saved under the ‘Downloads’<text:s/>directory on Ubuntu.</text:p>
                </text:list-item>
                <text:list-item>
                  <text:p text:style-name="P139"><text:span text:style-name="T140">Note: Intel documentation says to ‘clone’ the files but I did a download since I had no i</text:span><text:span text:style-name="T141">n</text:span><text:span text:style-name="T142">tention of copying any changes back to the repository.</text:span>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143">On Ubuntu select the file in the Downloads directory and unzip. Copy the contents of the<text:s/>unzipped directory to <text:s/>/&lt;directory&gt;/nvme/qemu</text:p>
                </text:list-item>
              </text:list>
            </text:list-item>
          </text:list>
        </text:list-item>
      </text:list>
      <text:p text:style-name="P144"/>
      <text:list text:style-name="LFO1" text:continue-numbering="true">
        <text:list-item>
          <text:p text:style-name="P145"><text:s/>Install the Linux Libraries on the host OS</text:p>
        </text:list-item>
      </text:list>
      <text:p text:style-name="P146"/>
      <text:p text:style-name="P147"><text:span text:style-name="T148">1</text:span><text:span text:style-name="T149">st</text:span><text:span text:style-name="T150"><text:s/>Reference:<text:s/></text:span><text:a xlink:href="https://github.com/nvmecompliance/manage/blob/master/readme.startHere.odt" office:target-frame-name="_top" xlink:show="replace"><text:span text:style-name="Hyperlink">https://github.com/nvmecompliance/manage/blob/master/readme.startHere.odt</text:span></text:a><text:s/>under<text:span text:style-name="T151"><text:s/></text:span><text:span text:style-name="T152">section 4.1.1.x</text:span></text:p>
      <text:p text:style-name="P153"/>
      <text:p text:style-name="P154">7.1 Open a terminal window on the host OS and install the following libraries:</text:p>
      <text:list text:style-name="LFO8" text:continue-numbering="true">
        <text:list-item>
          <text:p text:style-name="P155">sudo apt-get install libxml2</text:p>
        </text:list-item>
        <text:list-item>
          <text:p text:style-name="P156">sudo apt-get install libxml++2.6-dev libxml++2.6-doc</text:p>
        </text:list-item>
        <text:list-item>
          <text:p text:style-name="P157">sudo apt-get install g++</text:p>
        </text:list-item>
        <text:list-item>
          <text:p text:style-name="P158">sudo apt-get install libboost1.42-all-dev</text:p>
        </text:list-item>
        <text:list-item>
          <text:p text:style-name="P159">sudo apt-get install qemu-KVM</text:p>
        </text:list-item>
        <text:list-item>
          <text:p text:style-name="P160">sudo apt-get install openssh-server</text:p>
        </text:list-item>
        <text:list-item>
          <text:p text:style-name="P161">sudo apt-get install linux-headers-2.6.35-22-server</text:p>
        </text:list-item>
        <text:list-item>
          <text:p text:style-name="P162">sudo apt-get install zlib1g-dev</text:p>
        </text:list-item>
        <text:list-item>
          <text:p text:style-name="P163">sudo apt-get install libsdl-dev</text:p>
        </text:list-item>
        <text:list-item>
          <text:p text:style-name="P164">sudo apt-get install libaio-dev</text:p>
        </text:list-item>
      </text:list>
      <text:p text:style-name="P165"><text:span text:style-name="T166">7.2 <text:s/>At the Linux prompt type the following command to enable port 22 which will allow the virtual OS to network with the host OS:</text:span></text:p>
      <text:list text:style-name="LFO9" text:continue-numbering="true">
        <text:list-item>
          <text:p text:style-name="P167">iptables –A INPUT –p tcp - -dport ssh –j ACCEPT</text:p>
        </text:list-item>
        <text:list-item>
          <text:p text:style-name="P168">iptables –L<text:tab/># verify that ssh is running</text:p>
        </text:list-item>
        <text:list-item>
          <text:p text:style-name="P169">iptables-save</text:p>
        </text:list-item>
      </text:list>
      <text:p text:style-name="P170">Note: these commands need to be issued whenever the host OS is booted to enable port 22.</text:p>
      <text:p text:style-name="P171"/>
      <text:list text:style-name="LFO1" text:continue-numbering="true">
        <text:list-item>
          <text:p text:style-name="P172"><text:s/>Creating the QEMU Environment (virtual OS)</text:p>
        </text:list-item>
      </text:list>
      <text:p text:style-name="P173"/>
      <text:p text:style-name="P174"><text:span text:style-name="T175">1</text:span><text:span text:style-name="T176">st</text:span><text:span text:style-name="T177"><text:s/>Reference:<text:s/></text:span><text:a xlink:href="https://github.com/nvmecompliance/manage/blob/master/readme.startHere.odt" office:target-frame-name="_top" xlink:show="replace"><text:span text:style-name="Hyperlink">https://github.com/nvmecompliance/manage/blob/master/readme.startHere.odt</text:span></text:a><text:s/>under<text:span text:style-name="T178"><text:s/></text:span><text:span text:style-name="T179">section 4, 5, 6, 7</text:span></text:p>
      <text:p text:style-name="P180"/>
      <text:list text:style-name="LFO10" text:continue-numbering="true">
        <text:list-item>
          <text:p text:style-name="P181">Building QEMU</text:p>
        </text:list-item>
      </text:list>
      <text:list text:style-name="LFO11" text:continue-numbering="true">
        <text:list-item>
          <text:p text:style-name="P182">cd /&lt;directory&gt;/nvme/qemu</text:p>
        </text:list-item>
        <text:list-item>
          <text:p text:style-name="P183">./buildQemu.sh</text:p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184"><text:span text:style-name="T185">Download the Ubuntu 10.10<text:s/></text:span><text:span text:style-name="T186">ISO</text:span><text:span text:style-name="T187">file from:<text:s/></text:span><text:a xlink:href="http://releases.ubuntu.com/10.10/" office:target-frame-name="_top" xlink:show="replace"><text:span text:style-name="T188">http://releases.ubuntu.com/10.10/</text:span></text:a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189"><text:span text:style-name="T190">Download<text:s/></text:span><text:a xlink:href="http://releases.ubuntu.com/10.10/ubuntu-10.10-desktop-amd64.iso" office:target-frame-name="_top" xlink:show="replace"><text:span text:style-name="T191">64-bit PC (AMD64) desktop</text:span><text:span text:style-name="T192"><text:s/>CD</text:span></text:a><text:span text:style-name="T193"><text:s/>to the Downloads directory.</text:span></text:p>
          <text:list text:continue-numbering="true">
            <text:list-item>
              <text:p text:style-name="P194"><text:span text:style-name="T195">Create a directory: ../nvme/manage/vkernel and copy the<text:s/></text:span><text:span text:style-name="T196">ISO</text:span><text:span text:style-name="T197">file to this directory.</text:span></text:p>
            </text:list-item>
            <text:list-item>
              <text:p text:style-name="P198">Create a directory /&lt;directory&gt;/nvme/manage/vdisk and cd /&lt;directory&gt;/nvme/manage and</text:p>
            </text:list-item>
          </text:list>
        </text:list-item>
      </text:list>
      <text:p text:style-name="P199">execute: ./vdiskCreate.sh 10</text:p>
      <text:list text:style-name="LFO2" text:continue-numbering="true">
        <text:list-item>
          <text:list>
            <text:list-item>
              <text:p text:style-name="P200">At the Linux prompt: cd /&lt;directory&gt;/nvme/manage and execute:</text:p>
            </text:list-item>
          </text:list>
        </text:list-item>
      </text:list>
      <text:p text:style-name="P201">./runQemu.sh 10GB.img &lt;Ubuntu<text:s/>ISOfile name&gt;</text:p>
      <text:list text:style-name="LFO2" text:continue-numbering="true">
        <text:list-item>
          <text:list>
            <text:list-item>
              <text:p text:style-name="P202"><text:span text:style-name="T203">Wait for the QEMU window to appear and Ubuntu to start the install process. Follow the i</text:span><text:span text:style-name="T204">n</text:span><text:span text:style-name="T205">structions for installation.</text:span></text:p>
            </text:list-item>
            <text:list-item>
              <text:p text:style-name="P206">After installation of<text:s/>Ubuntu<text:s/>10.10 it should shutdown. From inside the host OS open a terminal window and execute the following to boot the virtual OS:</text:p>
            </text:list-item>
          </text:list>
        </text:list-item>
        <text:list-item>
          <text:p text:style-name="P207">cd /&lt;directory&gt;/nvme/manage</text:p>
        </text:list-item>
        <text:list-item>
          <text:p text:style-name="P208">./runQemu.sh 10GB.img</text:p>
        </text:list-item>
      </text:list>
      <text:p text:style-name="P209"/>
      <text:list text:style-name="LFO1" text:continue-numbering="true">
        <text:list-item>
          <text:p text:style-name="P210"><text:s/>Setting up the virtual OS environment (virtual OS)</text:p>
        </text:list-item>
      </text:list>
      <text:p text:style-name="P211"/>
      <text:p text:style-name="P212"><text:span text:style-name="T213">1</text:span><text:span text:style-name="T214">st</text:span><text:span text:style-name="T215"><text:s/>Reference:<text:s/></text:span><text:a xlink:href="https://github.com/nvmecompliance/manage/blob/master/readme.startHere.odt%20under%20section%2010" office:target-frame-name="_top" xlink:show="replace"><text:span text:style-name="Hyperlink">https://github.com/nvmecompliance/manage/blob/master/readme.startHere.odt under</text:span><text:span text:style-name="T216"><text:s/>section 10</text:span></text:a></text:p>
      <text:p text:style-name="P217"/>
      <text:p text:style-name="P218"><text:span text:style-name="T219">2</text:span><text:span text:style-name="T220">nd</text:span><text:span text:style-name="T221"><text:s/>reference<text:s/></text:span><text:a xlink:href="https://help.ubuntu.com/community/SSHFS" office:target-frame-name="_top" xlink:show="replace"><text:span text:style-name="T222">https://help.ubuntu.com/community/SSHFS</text:span></text:a></text:p>
      <text:p text:style-name="P223"/>
      <text:list text:style-name="LFO12" text:continue-numbering="true">
        <text:list-item>
          <text:p text:style-name="P224">After the virtual OS has booted, open a terminal window and install:</text:p>
        </text:list-item>
      </text:list>
      <text:list text:style-name="LFO13" text:continue-numbering="true">
        <text:list-item>
          <text:p text:style-name="P225">sudo apt-get install libfuse2</text:p>
        </text:list-item>
        <text:list-item>
          <text:p text:style-name="P226">sudo apt-get install runit</text:p>
        </text:list-item>
      </text:list>
      <text:list text:style-name="LFO12" text:continue-numbering="true">
        <text:list-item>
          <text:p text:style-name="P227">Connecting to the host OS:</text:p>
          <text:list text:continue-numbering="true">
            <text:list-item>
              <text:p text:style-name="P228">At the<text:s/>Linux prompt type:</text:p>
            </text:list-item>
          </text:list>
        </text:list-item>
      </text:list>
      <text:p text:style-name="P229"><text:span text:style-name="T230"><text:tab/></text:span><text:span text:style-name="T231"><text:tab/>sudo gpasswd –a $USER fuse <text:s/># $USER is name of user when Ubuntu was installed</text:span></text:p>
      <text:list text:style-name="LFO14" text:continue-numbering="true">
        <text:list-item>
          <text:p text:style-name="P232">You need to create a local mount point which will be used to mount to the host OS. It is less confusing to create the mount point on the same directory path<text:s/>as the directory path<text:s/><text:soft-page-break/>on the host OS where our target directory is at. The host target directory is:</text:p>
        </text:list-item>
      </text:list>
      <text:p text:style-name="P233">$USER@&lt;IP address&gt;:/&lt;directory&gt;/nvme</text:p>
      <text:p text:style-name="P234">which for my system was:</text:p>
      <text:p text:style-name="P235"><text:s/>username@158.140.84.83:/home/username/nvme</text:p>
      <text:p text:style-name="P236"><text:tab/><text:tab/><text:tab/>So a corresponding local mount point would be: /home/username/nvme</text:p>
      <text:p text:style-name="P237">Note: you need the IP address of the host OS. So switch back to the host OS by doing a “ctrl-alt” and at the Linux prompt enter: ifconfig and find the IP address.</text:p>
      <text:p text:style-name="P238"><text:span text:style-name="T239">Note: I used ‘nvme’ since we are compiling and running from nvme and its su</text:span><text:span text:style-name="T240">bdirect</text:span><text:span text:style-name="T241">o</text:span><text:span text:style-name="T242">ries. So all my examples use ‘nvme’.</text:span></text:p>
      <text:list text:style-name="LFO14" text:continue-numbering="true">
        <text:list-item>
          <text:p text:style-name="P243">Once you have the local mount point and the host OS IP address, at the Linux prompt execute:</text:p>
          <text:list text:continue-numbering="true">
            <text:list-item>
              <text:p text:style-name="P244">sshfs –o idmap=user $USER@&lt;IP address&gt;:/&lt;directory&gt;/nvme ~/nvm</text:p>
            </text:list-item>
          </text:list>
        </text:list-item>
      </text:list>
      <text:p text:style-name="P245">For my system this command line would be:</text:p>
      <text:p text:style-name="P246"><text:span text:style-name="T247">sshfs –o<text:s/></text:span><text:span text:style-name="T248">idmap=user<text:s/></text:span><text:a xlink:href="mailto:bpowers@158.140.84.83:/home/bpowers/nvme" office:target-frame-name="_top" xlink:show="replace"><text:span text:style-name="T249">username</text:span><text:span text:style-name="T250">@158.140.84.83:/home/</text:span><text:span text:style-name="T251">username</text:span><text:span text:style-name="T252">/nvme</text:span></text:a><text:span text:style-name="T253"><text:s/>~/nvme</text:span></text:p>
      <text:list text:style-name="LFO15" text:continue-numbering="true">
        <text:list-item>
          <text:p text:style-name="P254">You should receive a request for a password for the host OS. Type the password and you should be logged into the host OS at the mount point.</text:p>
        </text:list-item>
      </text:list>
      <text:p text:style-name="P255"/>
      <text:p text:style-name="P256"><text:span text:style-name="T257">NOTE: The sshfs command in the Intel documentation section 10.1.3.1 did not work for me so I used the command from Ubuntu:<text:s/></text:span><text:a xlink:href="https://help.ubuntu.com/community/SSHFS" office:target-frame-name="_top" xlink:show="replace"><text:span text:style-name="T258">https://help.ubuntu.com/community/SSHFS</text:span></text:a></text:p>
      <text:p text:style-name="P259"/>
      <text:list text:style-name="LFO16" text:continue-numbering="true">
        <text:list-item>
          <text:p text:style-name="P260">At the Linux prompt cd to<text:s/>/&lt;directory&gt;/nvme and do an “ls –l”. You should see all the files under the nvme directory on the host OS system.</text:p>
        </text:list-item>
      </text:list>
      <text:p text:style-name="P261"/>
      <text:list text:style-name="LFO1" text:continue-numbering="true">
        <text:list-item>
          <text:p text:style-name="P262">Install the Linux Libraries on the virtual OS</text:p>
        </text:list-item>
      </text:list>
      <text:p text:style-name="P263"/>
      <text:p text:style-name="P264">10.1 Open a terminal window on the virtual OS and install the following libraries:</text:p>
      <text:list text:style-name="LFO8" text:continue-numbering="true">
        <text:list-item>
          <text:p text:style-name="P265">sudo<text:s/>apt-get install libxml2</text:p>
        </text:list-item>
        <text:list-item>
          <text:p text:style-name="P266">sudo apt-get install libxml++2.6-dev libxml++2.6-doc</text:p>
        </text:list-item>
        <text:list-item>
          <text:p text:style-name="P267">sudo apt-get install g++</text:p>
        </text:list-item>
        <text:list-item>
          <text:p text:style-name="P268">sudo apt-get install libboost1.42-all-dev</text:p>
        </text:list-item>
      </text:list>
      <text:p text:style-name="P269"/>
      <text:p text:style-name="P270"><text:span text:style-name="T271">NOTE:<text:s/></text:span><text:span text:style-name="T272">I installed these libraries on both the host and virtual OS</text:span><text:span text:style-name="T273">, because they are the ident</text:span><text:span text:style-name="T274">i</text:span><text:span text:style-name="T275">cal kernel revision,</text:span><text:span text:style-name="T276"><text:s/>to<text:s/></text:span><text:span text:style-name="T277">allow compiling from either OS.</text:span></text:p>
      <text:p text:style-name="P278"/>
      <text:list text:style-name="LFO1" text:continue-numbering="true">
        <text:list-item>
          <text:p text:style-name="P279">Building the Test Suite and Device Driver (virtual OS)</text:p>
        </text:list-item>
      </text:list>
      <text:p text:style-name="P280"/>
      <text:p text:style-name="P281"><text:span text:style-name="T282">Reference</text:span><text:span text:style-name="T283">:</text:span></text:p>
      <text:p text:style-name="P284"><text:bookmark-start text:name="_Hlt327168194"/><text:bookmark-start text:name="_Hlt327168195"/><text:a xlink:href="https://github.com/nvmecompliance/tnvme/wiki/" office:target-frame-name="_top" xlink:show="replace"><text:span text:style-name="T285">https://github.com/nvmecompliance/tnvme/wiki/</text:span></text:a><text:bookmark-end text:name="_Hlt327168194"/><text:bookmark-end text:name="_Hlt327168195"/></text:p>
      <text:p text:style-name="P286"><text:a xlink:href="https://github.com/nvmecompliance/dnvme/wiki/Compiling" office:target-frame-name="_top" xlink:show="replace"><text:span text:style-name="T287">https://github.com/nvmecompliance/dnvme/wiki/Compiling</text:span></text:a></text:p>
      <text:p text:style-name="P288"><text:a xlink:href="https://github.com/nvmecompliance/tnvme/wiki/Compiling" office:target-frame-name="_top" xlink:show="replace"><text:span text:style-name="T289">https://github.com/nvmecompliance/tnvme/wiki/Compiling</text:span></text:a></text:p>
      <text:p text:style-name="P290"/>
      <text:p text:style-name="P291">11.1 Building the kernel driver</text:p>
      <text:p text:style-name="P292">At the Linux prompt execute:</text:p>
      <text:list text:style-name="LFO17" text:continue-numbering="true">
        <text:list-item>
          <text:p text:style-name="P293">cd /&lt;directory&gt;/nvme/dnvme</text:p>
          <text:list text:continue-numbering="true">
            <text:list-item>
              <text:p text:style-name="P294"><text:span text:style-name="T295">NEVER</text:span><text:span text:style-name="T296"><text:s/>do “sudo make clean” for this will cause damage to the installed libraries. Please refer to<text:s/></text:span><text:a xlink:href="https://github.com/nvmecompliance/dnvme/wiki/Compiling" office:target-frame-name="_top" xlink:show="replace"><text:span text:style-name="Hyperlink">https://github.com/nvmecompliance/dnvme/wiki/Compiling</text:span></text:a><text:s/>for details.</text:p>
            </text:list-item>
          </text:list>
        </text:list-item>
        <text:list-item>
          <text:p text:style-name="P297"><text:span text:style-name="T298">vi Makefile</text:span></text:p>
          <text:list text:continue-numbering="true">
            <text:list-item>
              <text:p text:style-name="P299"><text:span text:style-name="T300">L</text:span><text:span text:style-name="T301">ocate the line with the KDIR variable and replace the variable with</text:span><text:span text:style-name="T302">:<text:s/></text:span><text:span text:style-name="T303">2.6.35-22-</text:span><text:span text:style-name="T304">server</text:span><text:span text:style-name="T305"><text:s/></text:span><text:soft-page-break/><text:span text:style-name="T306">and save.</text:span></text:p>
            </text:list-item>
          </text:list>
        </text:list-item>
      </text:list>
      <text:list text:style-name="LFO18" text:continue-numbering="true">
        <text:list-item>
          <text:p text:style-name="P307">make</text:p>
        </text:list-item>
        <text:list-item>
          <text:p text:style-name="P308">cp dnvme.ko <text:s/>~/.</text:p>
        </text:list-item>
        <text:list-item>
          <text:p text:style-name="P309">insmod <text:s/>~/dnvme.ko</text:p>
        </text:list-item>
        <text:list-item>
          <text:p text:style-name="P310">chmod 777 /dev/nvme0</text:p>
        </text:list-item>
      </text:list>
      <text:p text:style-name="P311"/>
      <text:p text:style-name="P312"/>
      <text:p text:style-name="P313">11.2 Building the Test Suite</text:p>
      <text:p text:style-name="P314"><text:tab/>At the Linux prompt execute:</text:p>
      <text:list text:style-name="LFO17" text:continue-numbering="true">
        <text:list-item>
          <text:p text:style-name="P315">cd /&lt;directory&gt;/nvme/tnvme</text:p>
        </text:list-item>
        <text:list-item>
          <text:p text:style-name="P316">make</text:p>
        </text:list-item>
      </text:list>
      <text:p text:style-name="P317"/>
      <text:list text:style-name="LFO1" text:continue-numbering="true">
        <text:list-item>
          <text:p text:style-name="P318">Running the Test Suite (virtual OS)</text:p>
        </text:list-item>
      </text:list>
      <text:p text:style-name="P319"/>
      <text:p text:style-name="P320">Reference:</text:p>
      <text:p text:style-name="P321"><text:a xlink:href="https://github.com/nvmecompliance/tnvme/wiki/Executing" office:target-frame-name="_top" xlink:show="replace"><text:span text:style-name="T322">https://github.com/nvmecompliance/tnvme/wiki/Executing</text:span></text:a></text:p>
      <text:p text:style-name="P323"><text:a xlink:href="https://github.com/nvmecompliance/tnvme/wiki/Command-Line-Options" office:target-frame-name="_top" xlink:show="replace"><text:span text:style-name="T324">https://github.com/nvmecompliance/tnvme/wiki/C</text:span><text:span text:style-name="T325">ommand-Line-Options</text:span></text:a></text:p>
      <text:p text:style-name="P326"/>
      <text:p text:style-name="P327">At the Linux prompt execute:</text:p>
      <text:list text:style-name="LFO19" text:continue-numbering="true">
        <text:list-item>
          <text:p text:style-name="P328">cd /&lt;directory&gt;/nvme/manage</text:p>
        </text:list-item>
        <text:list-item>
          <text:p text:style-name="P329">./runtnvme.sh<text:s/>–help</text:p>
          <text:list text:continue-numbering="true">
            <text:list-item>
              <text:p text:style-name="P330"><text:span text:style-name="T331">Look inside file<text:s/></text:span><text:span text:style-name="T332">./Logs/current</text:span><text:span text:style-name="T333"><text:s/>for the outpu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Symbol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4923in" text:min-label-width="0.25in"/>
      </text:list-level-style-number>
      <text:list-level-style-number text:level="3" style:num-format="1" text:display-levels="3">
        <style:list-level-properties text:space-before="0.9847in" text:min-label-width="0.5in"/>
      </text:list-level-style-number>
      <text:list-level-style-number text:level="4" style:num-format="1" text:display-levels="4">
        <style:list-level-properties text:space-before="1.477in" text:min-label-width="0.5in"/>
      </text:list-level-style-number>
      <text:list-level-style-number text:level="5" style:num-format="1" text:display-levels="5">
        <style:list-level-properties text:space-before="1.9694in" text:min-label-width="0.75in"/>
      </text:list-level-style-number>
      <text:list-level-style-number text:level="6" style:num-format="1" text:display-levels="6">
        <style:list-level-properties text:space-before="2.4618in" text:min-label-width="0.75in"/>
      </text:list-level-style-number>
      <text:list-level-style-number text:level="7" style:num-format="1" text:display-levels="7">
        <style:list-level-properties text:space-before="2.9541in" text:min-label-width="1in"/>
      </text:list-level-style-number>
      <text:list-level-style-number text:level="8" style:num-format="1" text:display-levels="8">
        <style:list-level-properties text:space-before="3.4465in" text:min-label-width="1in"/>
      </text:list-level-style-number>
      <text:list-level-style-number text:level="9" style:num-format="1" text:display-levels="9">
        <style:list-level-properties text:space-before="3.9388in" text:min-label-width="1.25in"/>
      </text:list-level-style-number>
    </text:list-style>
    <text:list-style style:name="LFO2">
      <text:list-level-style-bullet text:level="1" text:style-name="WW_CharLFO2LVL1" text:bullet-char="o">
        <style:list-level-properties text:space-before="0.9923in" text:min-label-width="0.25in"/>
        <style:text-properties style:font-name="Courier New"/>
      </text:list-level-style-bullet>
      <text:list-level-style-bullet text:level="2" text:style-name="WW_CharLFO2LVL2" text:bullet-char="">
        <style:list-level-properties text:space-before="1.4923in" text:min-label-width="0.25in"/>
        <style:text-properties style:font-name="Symbol"/>
      </text:list-level-style-bullet>
      <text:list-level-style-bullet text:level="3" text:style-name="WW_CharLFO2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9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49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4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9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4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9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4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9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4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9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">
        <style:list-level-properties text:space-before="1.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">
        <style:list-level-properties text:space-before="1.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5in" text:min-label-width="0.25in"/>
        <style:text-properties style:font-name="Courier New"/>
      </text:list-level-style-bullet>
      <text:list-level-style-bullet text:level="2" text:style-name="WW_CharLFO7LVL2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4923in" text:min-label-width="0.25in"/>
        <style:text-properties style:font-name="Courier New"/>
      </text:list-level-style-bullet>
      <text:list-level-style-bullet text:level="2" text:style-name="WW_CharLFO13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4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477in" text:min-label-width="0.25in"/>
        <style:text-properties style:font-name="Courier New"/>
      </text:list-level-style-bullet>
      <text:list-level-style-bullet text:level="2" text:style-name="WW_CharLFO15LVL2" text:bullet-char="o">
        <style:list-level-properties text:space-before="1.977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2.477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977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3.477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977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4.477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977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5.477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1.2347in" text:min-label-width="0.25in"/>
        <style:text-properties style:font-name="Courier New"/>
      </text:list-level-style-bullet>
      <text:list-level-style-bullet text:level="2" text:style-name="WW_CharLFO16LVL2" text:bullet-char="o">
        <style:list-level-properties text:space-before="1.7347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2347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7347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2347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7347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2347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7347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2347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enda Powers</meta:initial-creator>
    <dc:creator>trentmee</dc:creator>
    <meta:creation-date>2012-06-11T14:30:00Z</meta:creation-date>
    <dc:date>2012-06-11T15:02:00Z</dc:date>
    <meta:template xlink:href="Normal" xlink:type="simple"/>
    <meta:editing-cycles>11</meta:editing-cycles>
    <meta:editing-duration>PT1740S</meta:editing-duration>
    <meta:document-statistic meta:page-count="5" meta:paragraph-count="21" meta:word-count="1594" meta:character-count="10665" meta:row-count="75" meta:non-whitespace-character-count="9092"/>
  </office:meta>
</office:document-meta>
</file>